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Impact" svg:font-family="Impact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Impact" fo:font-size="12pt" style:font-name-asian="Impact1" style:font-size-asian="12pt" style:font-name-complex="Impact1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mfortaa" fo:font-size="12pt" style:font-name-asian="Comfortaa1" style:font-size-asian="12pt" style:font-name-complex="Comfortaa1" style:font-size-complex="12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188038" style:font-name="Roboto Mono" fo:font-size="15pt" style:font-name-asian="Roboto Mono1" style:font-size-asian="15pt" style:font-name-complex="Roboto Mono1" style:font-size-complex="15pt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text-indent="0in" style:auto-text-indent="false"/>
      <style:text-properties fo:font-size="15pt" style:font-size-asian="15pt" style:font-size-complex="15pt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Impact" fo:font-size="12pt" style:font-name-asian="Impact1" style:font-size-asian="12pt" style:font-name-complex="Impact1" style:font-size-complex="12pt"/>
    </style:style>
    <style:style style:name="P13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2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top="0.1665in" fo:margin-bottom="0.1665in" loext:contextual-spacing="false" fo:line-height="100%"/>
      <style:text-properties fo:font-size="15pt" style:font-size-asian="15pt" style:font-size-complex="15pt"/>
    </style:style>
    <style:style style:name="P16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size="15pt" style:font-size-asian="15pt" style:font-size-complex="15pt"/>
    </style:style>
    <style:style style:name="P17" style:family="paragraph" style:parent-style-name="Standard">
      <style:paragraph-properties fo:margin-top="0.1665in" fo:margin-bottom="0.1665in" loext:contextual-spacing="false" fo:line-height="100%"/>
    </style:style>
    <style:style style:name="P18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19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size="17pt" style:font-size-asian="17pt" style:font-size-complex="17pt"/>
    </style:style>
    <style:style style:name="P20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master-page-name="Standard">
      <style:paragraph-properties fo:text-align="justify" style:justify-single-word="false" style:page-number="1"/>
      <style:text-properties fo:font-size="12pt" style:font-size-asian="12pt" style:font-size-complex="12pt"/>
    </style:style>
    <style:style style:name="P29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</style:style>
    <style:style style:name="P3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1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  <style:text-properties fo:color="#000000" fo:font-size="15pt" fo:font-weight="bold" style:font-size-asian="15pt" style:font-weight-asian="bold" style:font-size-complex="15pt"/>
    </style:style>
    <style:style style:name="P32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5pt" fo:font-weight="bold" style:font-size-asian="15pt" style:font-weight-asian="bold" style:font-size-complex="15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7pt" fo:font-weight="bold" style:font-size-asian="17pt" style:font-weight-asian="bold" style:font-size-complex="17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/>
    </style:style>
    <style:style style:name="T7" style:family="text">
      <style:text-properties fo:color="#000000" fo:font-size="17pt" fo:font-weight="bold" style:font-size-asian="17pt" style:font-weight-asian="bold" style:font-size-complex="17pt"/>
    </style:style>
    <style:style style:name="T8" style:family="text">
      <style:text-properties fo:color="#000000" fo:font-size="15pt" fo:font-weight="bold" style:font-size-asian="15pt" style:font-weight-asian="bold" style:font-size-complex="15pt"/>
    </style:style>
    <style:style style:name="T9" style:family="text">
      <style:text-properties fo:color="#188038" style:font-name="Roboto Mono" fo:font-size="15pt" style:font-name-asian="Roboto Mono1" style:font-size-asian="15pt" style:font-name-complex="Roboto Mono1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7"><text:span text:style-name="T1">ESCOLA ESTADUAL DE EDUCAÇÃO PROFISSIONAL DEPUTADO ROBERTO <text:s/>MESQUITA</text:span></text:p>
      <text:p text:style-name="P1"/>
      <text:p text:style-name="P1"/>
      <text:p text:style-name="P2"/>
      <text:p text:style-name="P3"><text:span text:style-name="T2"><text:s/><text:tab/>FRANCISCO WESLEY SOARES ALMEIDA</text:span></text:p>
      <text:p text:style-name="P3"><text:span text:style-name="T2"><text:s text:c="11"/>MARCIO GABRIEL SANTOS SILVA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1">SEGURANÇA DA INFORMAÇÃO: </text:span><text:span text:style-name="T3">Nmap</text:span></text:p>
      <text:p text:style-name="P11"/>
      <text:p text:style-name="P1"/>
      <text:p text:style-name="P1"/>
      <text:p text:style-name="P8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3"><text:span text:style-name="T2">GENERAL SAMPAIO-CEARÁ</text:span></text:p>
      <text:p text:style-name="P14"><text:span text:style-name="T2">2024</text:span></text:p>
      <text:p text:style-name="Standard"/>
      <text:p text:style-name="P5"/>
      <text:p text:style-name="P3"><text:span text:style-name="T4">INTRODUÇÃO:</text:span></text:p>
      <text:p text:style-name="P16"/>
      <text:p text:style-name="P18"><text:span text:style-name="T5">A segurança da informação é um dos pilares fundamentais da era digital, protegendo dados, sistemas e redes de ameaças cibernéticas cada vez mais sofisticadas. Nesse cenário, ferramentas eficazes desempenham um papel crucial para identificar vulnerabilidades e fortalecer a proteção. O </text:span><text:span text:style-name="T6">Nmap (Network Mapper)</text:span><text:span text:style-name="T5">, uma das ferramentas mais conhecidas e amplamente utilizadas no campo da segurança cibernética, destaca-se como um recurso essencial para análise e mapeamento de redes.</text:span></text:p>
      <text:p text:style-name="P16"/>
      <text:p text:style-name="P16"/>
      <text:p text:style-name="P19"/>
      <text:p text:style-name="P29"><text:bookmark text:name="_ujfykgc01xxl"/><text:span text:style-name="T7">O Que É o Nmap?</text:span></text:p>
      <text:p text:style-name="P18"><text:span text:style-name="T5">O Nmap é uma ferramenta de código aberto projetada para explorar redes e realizar auditorias de segurança. Desenvolvido originalmente por Gordon Lyon (conhecido como Fyodor), ele é capaz de identificar dispositivos ativos, descobrir serviços em execução e verificar portas abertas em sistemas conectados a uma rede.</text:span></text:p>
      <text:p text:style-name="P18"><text:span text:style-name="T5">Disponível para diversos sistemas operacionais, incluindo Linux, Windows e macOS, o Nmap é usado tanto por administradores de rede quanto por profissionais de segurança, hackers éticos e até mesmo por atores mal-intencionados.</text:span></text:p>
      <text:p text:style-name="P31"><text:bookmark text:name="_odu4mr8q2faa"/><text:soft-page-break/></text:p>
      <text:p text:style-name="P31"><text:bookmark text:name="_kxfxun6wuc07"/></text:p>
      <text:p text:style-name="P29"><text:bookmark text:name="_1csry7jg6n7n"/><text:span text:style-name="T7">Principais Recursos do Nmap</text:span></text:p>
      <text:list xml:id="list2840331765" text:style-name="WWNum2">
        <text:list-item>
          <text:p text:style-name="P20"><text:span text:style-name="T6">Varredura de Portas:<text:line-break/></text:span><text:span text:style-name="T5">O Nmap pode identificar portas abertas em dispositivos conectados à rede, informando sobre serviços em execução e possíveis vulnerabilidades.</text:span></text:p>
        </text:list-item>
      </text:list>
      <text:p text:style-name="P9"/>
      <text:list xml:id="list105133315164142" text:continue-numbering="true" text:style-name="WWNum2">
        <text:list-item>
          <text:p text:style-name="P20"><text:span text:style-name="T6">Detecção de Sistema Operacional (OS Detection):<text:line-break/></text:span><text:span text:style-name="T5">Ele analisa respostas do sistema para determinar qual sistema operacional está em uso, ajudando a compreender o ambiente da rede.</text:span></text:p>
        </text:list-item>
      </text:list>
      <text:p text:style-name="P16"/>
      <text:list xml:id="list105132870367844" text:continue-numbering="true" text:style-name="WWNum2">
        <text:list-item>
          <text:p text:style-name="P20"><text:span text:style-name="T6">Scripts NSE (Nmap Scripting Engine):<text:line-break/></text:span><text:span text:style-name="T5">Através de scripts NSE, o Nmap permite varreduras personalizadas, como detecção de vulnerabilidades específicas, análise de protocolos e identificação de serviços expostos.</text:span></text:p>
        </text:list-item>
      </text:list>
      <text:p text:style-name="P16"/>
      <text:list xml:id="list105132122150445" text:continue-numbering="true" text:style-name="WWNum2">
        <text:list-item>
          <text:p text:style-name="P20"><text:span text:style-name="T6">Mapeamento de Rede:<text:line-break/></text:span><text:span text:style-name="T5">Ele constrói uma visão abrangente da rede, identificando dispositivos, gateways e rotas de comunicação.</text:span></text:p>
        </text:list-item>
      </text:list>
      <text:p text:style-name="P16"/>
      <text:list xml:id="list105132850962177" text:continue-numbering="true" text:style-name="WWNum2">
        <text:list-item>
          <text:p text:style-name="P20"><text:span text:style-name="T6">Análise de Segurança:<text:line-break/></text:span><text:span text:style-name="T5">O Nmap é amplamente usado para testes de penetração, ajudando a identificar vulnerabilidades antes que sejam exploradas por atacantes.</text:span></text:p>
        </text:list-item>
      </text:list>
      <text:p text:style-name="P16"/>
      <text:p text:style-name="P16"/>
      <text:p text:style-name="P29"><text:bookmark text:name="_5uhrizxzpg0a"/><text:span text:style-name="T8">Importância do Nmap na Segurança da Informação</text:span></text:p>
      <text:p text:style-name="P18"><text:span text:style-name="T5">No contexto de segurança cibernética, o Nmap é uma ferramenta indispensável para proteger redes contra ameaças. Suas funcionalidades permitem:</text:span></text:p>
      <text:list xml:id="list2110895054" text:style-name="WWNum3">
        <text:list-item>
          <text:p text:style-name="P23"><text:span text:style-name="T6">Identificação de Vulnerabilidades:</text:span><text:span text:style-name="T5"> Ao mapear a rede, o Nmap ajuda a identificar portas abertas e serviços desatualizados que podem ser explorados.</text:span></text:p>
        </text:list-item>
        <text:list-item>
          <text:p text:style-name="P25"><text:span text:style-name="T6">Auditorias de Conformidade:</text:span><text:span text:style-name="T5"> Empresas podem utilizá-lo para garantir que suas redes estejam em conformidade com padrões de segurança, como ISO 27001 e PCI DSS.</text:span></text:p>
        </text:list-item>
        <text:list-item>
          <text:p text:style-name="P26"><text:span text:style-name="T6">Prevenção de Ameaças:</text:span><text:span text:style-name="T5"> Ao identificar configurações incorretas, o Nmap permite que equipes de TI corrijam falhas antes que sejam exploradas.</text:span></text:p>
        </text:list-item>
      </text:list>
      <text:p text:style-name="P16"/>
      <text:p text:style-name="P29"><text:bookmark text:name="_6ps2qdsfftmm"/><text:span text:style-name="T8">Uso Ético e Legal</text:span></text:p>
      <text:p text:style-name="P18"><text:span text:style-name="T5">Embora o Nmap seja uma ferramenta poderosa, seu uso deve ser realizado de maneira ética e dentro das leis aplicáveis. Realizar varreduras em redes sem autorização é ilegal e pode resultar em penalidades severas. É essencial que o Nmap seja utilizado apenas em redes próprias ou com consentimento explícito.</text:span></text:p>
      <text:p text:style-name="P29"><text:bookmark text:name="_krpbx4q0bror"/><text:span text:style-name="T8">Exemplos Práticos de Uso do Nmap</text:span></text:p>
      <text:p text:style-name="P3"><text:span text:style-name="T6">Varredura Básica de Portas:<text:line-break/></text:span><text:span text:style-name="T5">bash<text:line-break/></text:span><text:span text:style-name="T9">nmap 192.168.1.1 <text:s/></text:span></text:p>
      <text:list xml:id="list169822554" text:style-name="WWNum1">
        <text:list-item>
          <text:p text:style-name="P21"><text:span text:style-name="T5">Identifica portas abertas no endereço IP especificado.</text:span></text:p>
        </text:list-item>
      </text:list>
      <text:p text:style-name="P3"><text:span text:style-name="T6">Detecção de Sistema Operacional:<text:line-break/></text:span><text:span text:style-name="T5">bash<text:line-break/></text:span><text:span text:style-name="T9">nmap -O 192.168.1.1 <text:s/></text:span></text:p>
      <text:p text:style-name="P6"><text:soft-page-break/></text:p>
      <text:list xml:id="list105131996131587" text:continue-numbering="true" text:style-name="WWNum1">
        <text:list-item>
          <text:p text:style-name="P22"><text:span text:style-name="T5">Tenta identificar o sistema operacional em execução no host.</text:span></text:p>
        </text:list-item>
      </text:list>
      <text:p text:style-name="P15"/>
      <text:list xml:id="list105133812843907" text:continue-numbering="true" text:style-name="WWNum1">
        <text:list-item>
          <text:p text:style-name="P24"><text:span text:style-name="T6">Uso de Scripts NSE para Detecção de Vulnerabilidades:<text:line-break/></text:span><text:span text:style-name="T5">bash<text:line-break/><text:line-break/></text:span><text:span text:style-name="T9">nmap --script vuln 192.168.1.1 <text:s/></text:span></text:p>
        </text:list-item>
        <text:list-item>
          <text:p text:style-name="P27"><text:span text:style-name="T5">Realiza uma varredura detalhada em busca de vulnerabilidades conhecidas.</text:span></text:p>
        </text:list-item>
      </text:list>
      <text:p text:style-name="P32"><text:bookmark text:name="_h714478pwc75"/></text:p>
      <text:p text:style-name="P32"><text:bookmark text:name="_pddokgta4oin"/></text:p>
      <text:p text:style-name="P30"><text:bookmark text:name="_d0rvpn4x5ljd"/><text:span text:style-name="T8">Conclusão</text:span></text:p>
      <text:p text:style-name="P17"><text:span text:style-name="T5">O Nmap é uma ferramenta essencial para fortalecer a segurança da informação. Sua capacidade de mapear redes, identificar vulnerabilidades e realizar auditorias detalhadas o torna um recurso valioso para administradores e analistas de segurança. No entanto, é crucial usá-lo com responsabilidade e respeito às normas legais e éticas.</text:span></text:p>
      <text:p text:style-name="P17"><text:span text:style-name="T5">Em um mundo onde ameaças digitais estão em constante evolução, ferramentas como o Nmap desempenham um papel vital na defesa de sistemas e dados, contribuindo para um ambiente cibernético mais segur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Impact" svg:font-family="Impact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Impact1" svg:font-family="Impact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34" meta:word-count="588" meta:character-count="4023" meta:non-whitespace-character-count="3461"/>
    <meta:generator>LibreOfficeDev/6.0.5.2$Linux_X86_64 LibreOffice_project/</meta:generator>
  </office:meta>
</office:document-meta>
</file>